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roma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2.594cm" table:align="left"/>
    </style:style>
    <style:style style:name="Table3.A" style:family="table-column">
      <style:table-column-properties style:column-width="4.101cm"/>
    </style:style>
    <style:style style:name="Table3.B" style:family="table-column">
      <style:table-column-properties style:column-width="4.313cm"/>
    </style:style>
    <style:style style:name="Table3.C" style:family="table-column">
      <style:table-column-properties style:column-width="4.18cm"/>
    </style:style>
    <style:style style:name="Table3.1" style:family="table-row">
      <style:table-row-properties style:min-row-height="2.699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4" style:family="table">
      <style:table-properties style:width="12.594cm" table:align="left"/>
    </style:style>
    <style:style style:name="Table4.A" style:family="table-column">
      <style:table-column-properties style:column-width="6.112cm"/>
    </style:style>
    <style:style style:name="Table4.B" style:family="table-column">
      <style:table-column-properties style:column-width="6.482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P1" style:family="paragraph" style:parent-style-name="Heading_20_1">
      <style:paragraph-properties fo:line-height="116%" fo:text-align="center" style:justify-single-word="false" style:writing-mode="lr-t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line-height="116%" style:writing-mode="lr-tb"/>
    </style:style>
    <style:style style:name="P4" style:family="paragraph" style:parent-style-name="Standard">
      <style:paragraph-properties fo:margin-left="0cm" fo:margin-right="0cm" fo:line-height="116%" fo:text-indent="0cm" style:auto-text-indent="false" style:writing-mode="lr-tb"/>
    </style:style>
    <style:style style:name="P5" style:family="paragraph" style:parent-style-name="Text_20_body" style:list-style-name="">
      <style:paragraph-properties fo:line-height="116%" style:writing-mode="lr-tb"/>
    </style:style>
    <style:style style:name="P6" style:family="paragraph" style:parent-style-name="Standard">
      <style:paragraph-properties fo:margin-left="0cm" fo:margin-right="0cm" fo:line-height="116%" fo:text-indent="0cm" style:auto-text-indent="false" style:writing-mode="lr-tb"/>
      <style:text-properties officeooo:rsid="001b663e" officeooo:paragraph-rsid="001b663e"/>
    </style:style>
    <style:style style:name="P7" style:family="paragraph" style:parent-style-name="Standard">
      <style:paragraph-properties fo:margin-left="0cm" fo:margin-right="0cm" fo:line-height="116%" fo:text-indent="0cm" style:auto-text-indent="false" style:writing-mode="lr-tb"/>
      <style:text-properties officeooo:rsid="001caf8a" officeooo:paragraph-rsid="001caf8a"/>
    </style:style>
    <style:style style:name="P8" style:family="paragraph" style:parent-style-name="Standard">
      <style:paragraph-properties fo:margin-left="0cm" fo:margin-right="0cm" fo:line-height="116%" fo:text-indent="0cm" style:auto-text-indent="false" style:writing-mode="lr-tb"/>
      <style:text-properties officeooo:rsid="001e4d6b" officeooo:paragraph-rsid="0020bd14"/>
    </style:style>
    <style:style style:name="P9" style:family="paragraph" style:parent-style-name="Text_20_body">
      <style:text-properties officeooo:rsid="0024e222" officeooo:paragraph-rsid="0024e222"/>
    </style:style>
    <style:style style:name="P10" style:family="paragraph" style:parent-style-name="Text_20_body">
      <style:text-properties officeooo:rsid="0024e222" officeooo:paragraph-rsid="0033fa47"/>
    </style:style>
    <style:style style:name="P11" style:family="paragraph" style:parent-style-name="Text_20_body">
      <style:text-properties officeooo:paragraph-rsid="0033fa47"/>
    </style:style>
    <style:style style:name="P12" style:family="paragraph" style:parent-style-name="Text_20_body">
      <style:text-properties officeooo:rsid="0025c976" officeooo:paragraph-rsid="0025c976"/>
    </style:style>
    <style:style style:name="P13" style:family="paragraph" style:parent-style-name="Text_20_body">
      <style:text-properties officeooo:rsid="002781ba" officeooo:paragraph-rsid="002781ba"/>
    </style:style>
    <style:style style:name="P14" style:family="paragraph" style:parent-style-name="Text_20_body">
      <style:paragraph-properties fo:line-height="116%" style:writing-mode="lr-tb"/>
    </style:style>
    <style:style style:name="P15" style:family="paragraph" style:parent-style-name="Table_20_Contents">
      <style:text-properties officeooo:rsid="0028e822" officeooo:paragraph-rsid="0028e822"/>
    </style:style>
    <style:style style:name="P16" style:family="paragraph" style:parent-style-name="Table_20_Contents">
      <style:text-properties officeooo:rsid="002cfd7a" officeooo:paragraph-rsid="002cfd7a"/>
    </style:style>
    <style:style style:name="P17" style:family="paragraph" style:parent-style-name="Table_20_Contents">
      <style:text-properties officeooo:rsid="0028e822" officeooo:paragraph-rsid="002cfd7a"/>
    </style:style>
    <style:style style:name="P18" style:family="paragraph" style:parent-style-name="Table_20_Contents">
      <style:text-properties officeooo:rsid="002d4985" officeooo:paragraph-rsid="002d4985"/>
    </style:style>
    <style:style style:name="P19" style:family="paragraph" style:parent-style-name="Table_20_Contents">
      <style:text-properties officeooo:rsid="0033fa47" officeooo:paragraph-rsid="0033fa47"/>
    </style:style>
    <style:style style:name="P20" style:family="paragraph" style:parent-style-name="Table_20_Contents">
      <style:text-properties officeooo:rsid="0035eee2" officeooo:paragraph-rsid="0035eee2"/>
    </style:style>
    <style:style style:name="P21" style:family="paragraph" style:parent-style-name="Text_20_body">
      <style:text-properties officeooo:rsid="0035eee2" officeooo:paragraph-rsid="00360ed8"/>
    </style:style>
    <style:style style:name="P22" style:family="paragraph" style:parent-style-name="Text_20_body">
      <style:text-properties officeooo:rsid="00360ed8" officeooo:paragraph-rsid="00360ed8"/>
    </style:style>
    <style:style style:name="P23" style:family="paragraph" style:parent-style-name="Text_20_body">
      <style:text-properties officeooo:rsid="0037f803" officeooo:paragraph-rsid="0037f803"/>
    </style:style>
    <style:style style:name="P24" style:family="paragraph" style:parent-style-name="Text_20_body">
      <style:text-properties fo:font-size="9pt" officeooo:rsid="003a79f7" officeooo:paragraph-rsid="003bc87e" style:font-size-asian="9pt" style:font-size-complex="9pt"/>
    </style:style>
    <style:style style:name="P25" style:family="paragraph" style:parent-style-name="Text_20_body">
      <style:text-properties fo:font-size="9pt" officeooo:paragraph-rsid="003bc87e" style:font-size-asian="9pt" style:font-size-complex="9pt"/>
    </style:style>
    <style:style style:name="P26" style:family="paragraph" style:parent-style-name="Text_20_body">
      <style:text-properties officeooo:rsid="003d11b2" officeooo:paragraph-rsid="00413102"/>
    </style:style>
    <style:style style:name="P27" style:family="paragraph" style:parent-style-name="Text_20_body">
      <style:text-properties officeooo:rsid="00413102" officeooo:paragraph-rsid="00413102"/>
    </style:style>
    <style:style style:name="P28" style:family="paragraph" style:parent-style-name="Table_20_Contents">
      <style:text-properties fo:font-size="12pt" officeooo:rsid="00413102" officeooo:paragraph-rsid="00413102" style:font-size-asian="10.5pt" style:font-size-complex="12pt"/>
    </style:style>
    <style:style style:name="P29" style:family="paragraph" style:parent-style-name="Table_20_Contents">
      <style:text-properties fo:font-size="12pt" officeooo:rsid="004265a5" officeooo:paragraph-rsid="004265a5" style:font-size-asian="10.5pt" style:font-size-complex="12pt"/>
    </style:style>
    <style:style style:name="P30" style:family="paragraph" style:parent-style-name="Text_20_body">
      <style:text-properties officeooo:rsid="003f2480" officeooo:paragraph-rsid="00413102"/>
    </style:style>
    <style:style style:name="P31" style:family="paragraph" style:parent-style-name="Text_20_body">
      <style:text-properties officeooo:rsid="004265a5" officeooo:paragraph-rsid="004265a5"/>
    </style:style>
    <style:style style:name="P32" style:family="paragraph" style:parent-style-name="Table_20_Contents">
      <style:text-properties fo:font-size="12pt" style:font-size-asian="10.5pt" style:font-size-complex="12pt"/>
    </style:style>
    <style:style style:name="P33" style:family="paragraph" style:parent-style-name="Table_20_Contents">
      <style:text-properties fo:font-size="12pt" officeooo:paragraph-rsid="0043b607" style:font-size-asian="10.5pt" style:font-size-complex="12pt"/>
    </style:style>
    <style:style style:name="P34" style:family="paragraph" style:parent-style-name="Text_20_body">
      <style:text-properties officeooo:rsid="003f2480" officeooo:paragraph-rsid="003f2480"/>
    </style:style>
    <style:style style:name="P35" style:family="paragraph" style:parent-style-name="Standard">
      <style:text-properties style:font-name="Google Sans" fo:font-size="15pt" fo:font-weight="normal" officeooo:rsid="003f2480" officeooo:paragraph-rsid="003f2480" loext:padding="0cm" loext:border="none"/>
    </style:style>
    <style:style style:name="P36" style:family="paragraph" style:parent-style-name="Heading_20_3">
      <style:text-properties fo:font-size="12pt" officeooo:rsid="003f2480" officeooo:paragraph-rsid="003f2480" style:font-size-asian="10.5pt" style:font-size-complex="12pt"/>
    </style:style>
    <style:style style:name="P37" style:family="paragraph" style:parent-style-name="Heading_20_3">
      <style:paragraph-properties fo:margin-top="0cm" fo:margin-bottom="0cm" style:contextual-spacing="false"/>
      <style:text-properties fo:font-size="12pt" officeooo:rsid="003f2480" style:font-size-asian="10.5pt" style:font-size-complex="12pt"/>
    </style:style>
    <style:style style:name="P38" style:family="paragraph" style:parent-style-name="Text_20_body">
      <style:paragraph-properties fo:margin-top="0cm" fo:margin-bottom="0cm" style:contextual-spacing="false"/>
      <style:text-properties officeooo:rsid="003f2480"/>
    </style:style>
    <style:style style:name="T1" style:family="text">
      <style:text-properties officeooo:rsid="001a2fbe"/>
    </style:style>
    <style:style style:name="T2" style:family="text">
      <style:text-properties officeooo:rsid="001b663e"/>
    </style:style>
    <style:style style:name="T3" style:family="text">
      <style:text-properties officeooo:rsid="0020bd14"/>
    </style:style>
    <style:style style:name="T4" style:family="text">
      <style:text-properties officeooo:rsid="001caf8a"/>
    </style:style>
    <style:style style:name="T5" style:family="text">
      <style:text-properties officeooo:rsid="0025c976"/>
    </style:style>
    <style:style style:name="T6" style:family="text">
      <style:text-properties officeooo:rsid="002781ba"/>
    </style:style>
    <style:style style:name="T7" style:family="text">
      <style:text-properties officeooo:rsid="002cfd7a"/>
    </style:style>
    <style:style style:name="T8" style:family="text">
      <style:text-properties officeooo:rsid="00360ed8"/>
    </style:style>
    <style:style style:name="T9" style:family="text">
      <style:text-properties officeooo:rsid="003a79f7"/>
    </style:style>
    <style:style style:name="T10" style:family="text">
      <style:text-properties officeooo:rsid="0043b607"/>
    </style:style>
    <style:style style:name="T11" style:family="text">
      <style:text-properties fo:color="#1a0dab" loext:opacity="100%" style:text-line-through-style="none" style:text-line-through-type="none" style:text-underline-style="none" style:text-blinking="false"/>
    </style:style>
    <style:style style:name="T12" style:family="text">
      <style:text-properties fo:color="#1a0dab" loext:opacity="100%" style:text-line-through-style="none" style:text-line-through-type="none" style:font-name="Google Sans" fo:font-size="15pt" style:text-underline-style="solid" style:text-underline-width="auto" style:text-underline-color="font-color" fo:font-weight="normal" style:text-blinking="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1_3808077461"/>Contents page<text:bookmark-end text:name="__RefHeading___Toc21_3808077461"/></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2"><text:a xlink:type="simple" xlink:href="#__RefHeading___Toc21_3808077461" text:style-name="Index_20_Link" text:visited-style-name="Index_20_Link">Contents page<text:tab/>1</text:a></text:p>
          <text:p text:style-name="P2"><text:a xlink:type="simple" xlink:href="#__RefHeading___Toc23_3808077461" text:style-name="Index_20_Link" text:visited-style-name="Index_20_Link">Organisation Overview<text:tab/>2</text:a></text:p>
          <text:p text:style-name="P2"><text:a xlink:type="simple" xlink:href="#__RefHeading___Toc25_3808077461" text:style-name="Index_20_Link" text:visited-style-name="Index_20_Link">Problem Overview<text:tab/>2</text:a></text:p>
          <text:p text:style-name="P2"><text:a xlink:type="simple" xlink:href="#__RefHeading___Toc27_3808077461" text:style-name="Index_20_Link" text:visited-style-name="Index_20_Link">User Groups<text:tab/>3</text:a></text:p>
          <text:p text:style-name="P2"><text:a xlink:type="simple" xlink:href="#__RefHeading___Toc35_3808077461" text:style-name="Index_20_Link" text:visited-style-name="Index_20_Link">Empathy Map<text:tab/>4</text:a></text:p>
          <text:p text:style-name="P2"><text:a xlink:type="simple" xlink:href="#__RefHeading___Toc507_245116830" text:style-name="Index_20_Link" text:visited-style-name="Index_20_Link">User Stories<text:tab/>5</text:a></text:p>
          <text:p text:style-name="P2"><text:a xlink:type="simple" xlink:href="#__RefHeading___Toc509_245116830" text:style-name="Index_20_Link" text:visited-style-name="Index_20_Link">Laws/ Guidance/ Legislation<text:tab/>6</text:a></text:p>
        </text:index-body>
      </text:table-of-content>
      <text:h text:style-name="P3" text:outline-level="1"/>
      <text:h text:style-name="P3" text:outline-level="1"/>
      <text:p text:style-name="P4"/>
      <text:p text:style-name="P4"/>
      <text:h text:style-name="P3" text:outline-level="1"/>
      <text:h text:style-name="P3" text:outline-level="1"/>
      <text:h text:style-name="P3"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 text:outline-level="1"/>
      <text:h text:style-name="P5" text:outline-level="1"/>
      <text:h text:style-name="P5" text:outline-level="1"/>
      <text:h text:style-name="P3" text:outline-level="1"><text:bookmark-start text:name="__RefHeading___Toc23_3808077461"/><text:soft-page-break/>Organisation Overview<text:bookmark-end text:name="__RefHeading___Toc23_3808077461"/></text:h>
      <text:p text:style-name="P4"/>
      <text:p text:style-name="P4">Primary Oaks <text:span text:style-name="T1">S</text:span>urgery is transitioning their systems to online booking for their appointments. </text:p>
      <text:p text:style-name="P4">Primary Oaks <text:span text:style-name="T1">Surgery is a local doctors surgery and </text:span><text:span text:style-name="T2">preform diagnoses, treat easily treatable illness (e.g. colds, sores, rashes.) and manage long-term conditions. (e.g. asthma, diabetes.)</text:span></text:p>
      <text:p text:style-name="P4"/>
      <text:p text:style-name="P6">They are are looking for a booking system that has:<text:line-break/>- An account system used to track user choices, usages of the site and to grant/ prevent access to materials.</text:p>
      <text:p text:style-name="P6">- A registry system for users to have access to the website and a database for user details to be stored in.</text:p>
      <text:p text:style-name="P4">- <text:span text:style-name="T2">A website which takes in basic details via a form and stores the results in a database.</text:span></text:p>
      <text:p text:style-name="P4"/>
      <text:p text:style-name="P4"/>
      <text:p text:style-name="P4"/>
      <text:h text:style-name="P3" text:outline-level="1" text:is-list-header="true"><text:bookmark-start text:name="__RefHeading___Toc25_3808077461"/>Problem Overview<text:bookmark-end text:name="__RefHeading___Toc25_3808077461"/></text:h>
      <text:p text:style-name="P4"/>
      <text:p text:style-name="P7">I presume that the issues with their current main systems is that their only methods of booking for appointments is through walk-ins and calls.</text:p>
      <text:p text:style-name="P7"/>
      <text:p text:style-name="P7">The issues that may occur with this system is potential long wait times like long lines or put on hold for half an hour or more due to the overflow of calls from clients trying to book appointments which could not only cause strain on staff who are desperately trying to keep up with all the calls, keeping up with each client’s issue and then finding a suitable appointment time to assign each appointment, but it also impacts clients as they’re forced to wait for 30mins+ or even more on extra busy days. Another issue I would like to highlight is that as time moves forward, the current generation is slowly moving away from calls to online booking. </text:p>
      <text:p text:style-name="P7"/>
      <text:p text:style-name="P8">The impacts this would propose is a slow and inefficient booking system ran by overworked staff members. This would mean that misinformation would be more likely to be inaccurate, appointment times are more likely going to overlap by mistake. <text:span text:style-name="T3">Due to the misinformation, it could also affect future appointment bookings for clients who are to return after a specific period of time as some clients who need to have a second appointment sooner, may have it set down for later on accident due to the mix up. Another issue that may occur is due to the rise in usage of online booking due to the generational change that is currently happening. This causes issues because online booking is </text:span><text:span text:style-name="T4">making appointments through </text:span>calls increasingly redundant and slowly growing more undesirable <text:span text:style-name="T3">as people slowly become less social.</text:span></text:p>
      <text:p text:style-name="P6"/>
      <text:p text:style-name="P4"/>
      <text:p text:style-name="P4"/>
      <text:p text:style-name="P4"/>
      <text:h text:style-name="P3" text:outline-level="1"><text:bookmark-start text:name="__RefHeading___Toc27_3808077461"/><text:soft-page-break/>User Groups<text:bookmark-end text:name="__RefHeading___Toc27_3808077461"/></text:h>
      <text:p text:style-name="Heading"><text:bookmark-start text:name="__RefHeading___Toc29_3808077461"/>Patients:<text:bookmark-end text:name="__RefHeading___Toc29_3808077461"/></text:p>
      <text:p text:style-name="P9">P<text:span text:style-name="T5">atients</text:span> between (18 – 65), are more likely to be able to book appointments for themselves and be more likely to be technically knowledgeable.</text:p>
      <text:p text:style-name="P9">Any group younger are more likely to have their parents/ guardians booking their appointments for them. </text:p>
      <text:p text:style-name="P10">Any group older are more likely to be less technically knowledgeable and may usually have their caregiver book appointments for them.</text:p>
      <text:p text:style-name="P11"/>
      <text:p text:style-name="P11">Doctors:</text:p>
      <text:p text:style-name="P12">Doctors would use the system in order to see which patient’s they’re appointed to <text:span text:style-name="T6">for them to carry out their job.</text:span></text:p>
      <text:p text:style-name="Heading"><text:bookmark-start text:name="__RefHeading___Toc33_3808077461"/>Admin staff:<text:bookmark-end text:name="__RefHeading___Toc33_3808077461"/></text:p>
      <text:p text:style-name="P13">They’d require access to the systems in order to add/ remove/ edit patients within the system in case there are changes needed to be made such as reassigning patients to new doctors due to the doctor being absent for whatever reason.</text:p>
      <text:p text:style-name="P4"/>
      <text:p text:style-name="P4"/>
      <text:p text:style-name="P4"/>
      <text:p text:style-name="P4"/>
      <text:p text:style-name="P4"/>
      <text:h text:style-name="P3" text:outline-level="1"/>
      <text:p text:style-name="P14"/>
      <text:p text:style-name="P14"/>
      <text:p text:style-name="P14"/>
      <text:p text:style-name="P14"/>
      <text:p text:style-name="P14"/>
      <text:h text:style-name="P3" text:outline-level="1" text:is-list-header="true"><text:soft-page-break/></text:h>
      <text:h text:style-name="P3" text:outline-level="1" text:is-list-header="true"/>
      <text:h text:style-name="P3" text:outline-level="1"><text:bookmark-start text:name="__RefHeading___Toc35_3808077461"/>Empathy Map<text:bookmark-end text:name="__RefHeading___Toc35_3808077461"/></text:h>
      <table:table table:name="Table1" table:style-name="Table1">
        <table:table-column table:style-name="Table1.A"/>
        <table:table-column table:style-name="Table1.B"/>
        <table:table-row>
          <table:table-cell table:style-name="Table1.A1" office:value-type="string">
            <text:p text:style-name="P15">Says:</text:p>
            <text:p text:style-name="P16">“The wait time is too long.”</text:p>
            <text:p text:style-name="P17">“<text:span text:style-name="T7">They got my appointment times wrong.”</text:span></text:p>
            <text:p text:style-name="P17">“<text:span text:style-name="T7">I waited 20 minutes just for them to tell me my doctor isn’t in.”</text:span></text:p>
            <text:p text:style-name="P17">“<text:span text:style-name="T7">My service is making it hard for me to hear them on the other end.”</text:span></text:p>
            <text:p text:style-name="P17"/>
            <text:p text:style-name="P15">“<text:span text:style-name="T7">There’s too little information for me to work with about my patient.”</text:span></text:p>
            <text:p text:style-name="P16"/>
            <text:p text:style-name="P16">“This system is too slow.”</text:p>
            <text:p text:style-name="P16">“There’s too many patients calling in, I can’t keep up.”</text:p>
            <text:p text:style-name="P16">“It’s hard for me to hear the patient because the connection is terrible.”</text:p>
          </table:table-cell>
          <table:table-cell table:style-name="Table1.B1" office:value-type="string">
            <text:p text:style-name="P15">Thinks:</text:p>
            <text:p text:style-name="P15">“<text:span text:style-name="T7">I forgot to tell them one last of important information.”</text:span></text:p>
            <text:p text:style-name="P15">“<text:span text:style-name="T7">What does that mean?”</text:span></text:p>
            <text:p text:style-name="P15"/>
            <text:p text:style-name="P15">“<text:span text:style-name="T7">What am I supposed to do with this information?”</text:span></text:p>
            <text:p text:style-name="P18">“There are too many gaps in this information.”</text:p>
            <text:p text:style-name="P18"/>
            <text:p text:style-name="P18">“We’re wasting resources trying to constantly edit, add and delete all these patients on paper.”</text:p>
          </table:table-cell>
        </table:table-row>
        <table:table-row>
          <table:table-cell table:style-name="Table1.A2" office:value-type="string">
            <text:p text:style-name="P15">Does:</text:p>
            <text:p text:style-name="P18">Frequently asks “What’s that?” and “What does that mean?”</text:p>
            <text:p text:style-name="P19">Waits extensive time before call goes through.</text:p>
            <text:p text:style-name="P19">Calls another company.</text:p>
            <text:p text:style-name="P19"/>
            <text:p text:style-name="P19">Constantly updating their calendar to fit in all appointments causing their calendar to be messy.</text:p>
            <text:p text:style-name="P19"/>
            <text:p text:style-name="P19">Constantly running around to inform doctors and patients trying to sort out the calendar for appointments effectively.</text:p>
            <text:p text:style-name="P19"/>
          </table:table-cell>
          <table:table-cell table:style-name="Table1.B2" office:value-type="string">
            <text:p text:style-name="P15">Feels:</text:p>
            <text:p text:style-name="P20">Stressed due to overworking.</text:p>
            <text:p text:style-name="P20">Irritation due to the constant appointment changes.</text:p>
            <text:p text:style-name="P20">Confusion due to the constant changes due to unexpected circumstances.</text:p>
            <text:p text:style-name="P20">Exhaus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07_245116830"/><text:soft-page-break/>User Stories<text:bookmark-end text:name="__RefHeading___Toc507_245116830"/></text:h>
      <text:p text:style-name="Heading">Patient:</text:p>
      <text:p text:style-name="P21">As a user, I:</text:p>
      <text:p text:style-name="P21">“<text:span text:style-name="T8">want to </text:span>be able to booking to be quick <text:span text:style-name="T8">so I don’t have to wait to book for an appointment.”</text:span></text:p>
      <text:p text:style-name="P22">(Upon signing into the website, the user can immediately book for an appointment.)</text:p>
      <text:p text:style-name="P22"/>
      <text:p text:style-name="P21">“<text:span text:style-name="T8">need big bold letters to help me read.”</text:span></text:p>
      <text:p text:style-name="P22">(Big bold letters that are easy to read.)</text:p>
      <text:p text:style-name="P22"/>
      <text:p text:style-name="P22">“need big buttons to press because it’s hard to press small buttons.”</text:p>
      <text:p text:style-name="P22">(Big buttons that are easy to press.)</text:p>
      <text:p text:style-name="P22"/>
      <text:p text:style-name="P22">“want clear directions so I know how to navigate the page.”</text:p>
      <text:p text:style-name="P23">(Restricting path ways for certain parts of the website so users won’t get lost finding a section of the website.)</text:p>
      <text:p text:style-name="P23"/>
      <text:p text:style-name="Heading">Doctor:</text:p>
      <text:p text:style-name="P23">As a doctor, I:</text:p>
      <text:p text:style-name="P23">“want to be able to access patient files to see why they booked for an appointment.”</text:p>
      <text:p text:style-name="P23">(User access levels)</text:p>
      <text:p text:style-name="P23"/>
      <text:p text:style-name="Heading">Admin Staff:</text:p>
      <text:p text:style-name="P23">As an admin staff, I:</text:p>
      <text:p text:style-name="P23">“Want to be able to access appointment data”</text:p>
      <text:p text:style-name="P23">(User access levels plus database access)</text:p>
      <text:p text:style-name="P23"/>
      <text:p text:style-name="P23"/>
      <text:p text:style-name="P23"/>
      <text:p text:style-name="P23"/>
      <text:h text:style-name="Heading_20_1" text:outline-level="1"><text:bookmark-start text:name="__RefHeading___Toc509_245116830"/><text:soft-page-break/>Laws/ Guidance/ Legislation<text:bookmark-end text:name="__RefHeading___Toc509_245116830"/></text:h>
      <table:table table:name="Table2" table:style-name="Table2">
        <table:table-column table:style-name="Table2.A"/>
        <table:table-column table:style-name="Table2.B"/>
        <table:table-row>
          <table:table-cell table:style-name="Table2.A1" office:value-type="string">
            <text:p text:style-name="P24">Data Protection Act:</text:p>
            <text:p text:style-name="P24">- UK GDPR and Data Protection Act 2018</text:p>
            <text:p text:style-name="P24"/>
            <text:p text:style-name="P24">Confidentiality:</text:p>
            <text:p text:style-name="P25"><text:span text:style-name="T9">- </text:span>Caldicott Principles</text:p>
            <text:p text:style-name="P25">- NHS Digital</text:p>
            <text:p text:style-name="P25"/>
            <text:p text:style-name="P25">Clinical Safety:</text:p>
            <text:p text:style-name="P25">- DCB0129</text:p>
            <text:p text:style-name="P25">- NHS DSP Toolkit</text:p>
            <text:p text:style-name="P25"/>
            <text:p text:style-name="P25">Cybersecurity:</text:p>
            <text:p text:style-name="P25">- NHS Digital</text:p>
            <text:p text:style-name="P25">- Cyber Essentials</text:p>
            <text:p text:style-name="P25"/>
            <text:p text:style-name="P25">Accessibility:</text:p>
            <text:p text:style-name="P25">- Accessibility Regs 2018 (WCAG 2.1 AA)</text:p>
          </table:table-cell>
          <table:table-cell table:style-name="Table2.B1" office:value-type="string">
            <text:p text:style-name="P24">Cookie Law:</text:p>
            <text:p text:style-name="P25"><text:span text:style-name="T9">- </text:span>PECR (with GDPR)</text:p>
            <text:p text:style-name="P25"/>
            <text:p text:style-name="P25">NHS Branding:</text:p>
            <text:p text:style-name="P25">- NHS Identity Guidelines</text:p>
            <text:p text:style-name="P25"/>
            <text:p text:style-name="P25">Digital Standards:</text:p>
            <text:p text:style-name="P25">- NHS Digital Service Manual</text:p>
            <text:p text:style-name="P25"/>
            <text:p text:style-name="P25">Consumer Rights:</text:p>
            <text:p text:style-name="P25">- Consumer Protection Regs 2008</text:p>
            <text:p text:style-name="P25"/>
            <text:p text:style-name="P25">Regulator Oversight:</text:p>
            <text:p text:style-name="P25">- CQC, NHS England </text:p>
          </table:table-cell>
        </table:table-row>
      </table:table>
      <text:p text:style-name="P26"/>
      <text:p text:style-name="P26">The general impact of each law and legislation is a financial, reputational and business damage that could and usually would cripple compan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Risks</text:h>
      <text:p text:style-name="Text_20_body"/>
      <text:p text:style-name="P27">General risks would be:</text:p>
      <text:p text:style-name="P27">Security risk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SQL Injection</text:p>
            <text:p text:style-name="P28">Brute force attacks</text:p>
            <text:p text:style-name="P28">Trojan Horses</text:p>
            <text:p text:style-name="P28">Viruses</text:p>
            <text:p text:style-name="P28">Phishing emails</text:p>
            <text:p text:style-name="P28">Broken access systems</text:p>
          </table:table-cell>
          <table:table-cell table:style-name="Table3.A1" office:value-type="string">
            <text:p text:style-name="P28">Ransomware</text:p>
            <text:p text:style-name="P28">DDoS attacks</text:p>
            <text:p text:style-name="P28">Packet sniffing</text:p>
            <text:p text:style-name="P28">MitM attacks</text:p>
            <text:p text:style-name="P28">Internal attacks</text:p>
            <text:p text:style-name="P28">Faulty Security systems</text:p>
          </table:table-cell>
          <table:table-cell table:style-name="Table3.C1" office:value-type="string">
            <text:p text:style-name="P28">Faulty hardware</text:p>
            <text:p text:style-name="P28">Faulty software</text:p>
            <text:p text:style-name="P28">Data Interception</text:p>
            <text:p text:style-name="P29">Zero-day Attacks</text:p>
          </table:table-cell>
        </table:table-row>
      </table:table>
      <text:p text:style-name="P30"/>
      <text:p text:style-name="P31">Methods of stopping or, at the very least, mitigating these issues, are:</text:p>
      <table:table table:name="Table4" table:style-name="Table4">
        <table:table-column table:style-name="Table4.A"/>
        <table:table-column table:style-name="Table4.B"/>
        <table:table-row>
          <table:table-cell table:style-name="Table4.A1" office:value-type="string">
            <text:p text:style-name="P32">- <text:span text:style-name="T10">Proper error handling</text:span></text:p>
            <text:p text:style-name="P32">- <text:span text:style-name="T10">Proper parameter assignment</text:span></text:p>
            <text:p text:style-name="P32">- <text:span text:style-name="T10">Staff training</text:span></text:p>
            <text:p text:style-name="P32">- <text:span text:style-name="T10">Firewall</text:span></text:p>
            <text:p text:style-name="P32">-<text:span text:style-name="T10">Testing code constantly as you build</text:span></text:p>
            <text:p text:style-name="P33">- <text:span text:style-name="T10">Troubleshooting</text:span></text:p>
          </table:table-cell>
          <table:table-cell table:style-name="Table4.B1" office:value-type="string">
            <text:p text:style-name="P32">- <text:span text:style-name="T10">Avoid Global variables</text:span></text:p>
            <text:p text:style-name="P32">- <text:span text:style-name="T10">Close off any and all connections after it’s used.</text:span></text:p>
            <text:p text:style-name="P32">- <text:span text:style-name="T10">Encrypt data and passwords</text:span></text:p>
            <text:p text:style-name="P32">- <text:span text:style-name="T10">Encourage secure passwords</text:span></text:p>
            <text:p text:style-name="P32">- <text:span text:style-name="T10">2-step authentication</text:span></text:p>
            <text:p text:style-name="P32"/>
          </table:table-cell>
        </table:table-row>
      </table:table>
      <text:p text:style-name="P31"/>
      <text:p text:style-name="P27">Other things that would pose issues for the project is:</text:p>
      <text:p text:style-name="P27">- Funding</text:p>
      <text:p text:style-name="P27">- Deadline changes</text:p>
      <text:p text:style-name="P27">- Constant product idea chang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h text:style-name="Heading_20_1" text:outline-level="1">Alternative Systems</text:h>
      <text:p text:style-name="P34">As alternative websites that I would suggest to patients, as my website isn’t perfect, my suggestions are:</text:p>
      <text:p text:style-name="P35"><text:a xlink:type="simple" xlink:href="https://www.spirehealthcare.com/spire-harrogate-clinic/treatments-and-services/private-gp-services/" text:style-name="Internet_20_link" text:visited-style-name="Visited_20_Internet_20_Link"><text:span text:style-name="T11">Spire Healthcare GP</text:span></text:a></text:p>
      <text:h text:style-name="P36" text:outline-level="3"><text:a xlink:type="simple" xlink:href="https://www.google.com/url?sa=t&amp;rct=j&amp;q=&amp;esrc=s&amp;source=web&amp;cd=&amp;ved=2ahUKEwi4vLqa-IeQAxWMQUEAHWDCNSgQFnoECAsQAQ&amp;url=https%3A%2F%2Fwww.nhs.uk%2Fnhs-services%2Fhospitals%2Fbook-an-appointment%2F&amp;usg=AOvVaw2-JbWLt5MjZUR6zThdGZfA&amp;opi=89978449" text:style-name="Internet_20_link" text:visited-style-name="Visited_20_Internet_20_Link"><text:span text:style-name="T12">Book an appointment using the NHS e-Referral Service</text:span></text:a></text:h>
      <text:h text:style-name="P36" text:outline-level="3"><text:a xlink:type="simple" xlink:href="https://www.google.com/url?sa=t&amp;rct=j&amp;q=&amp;esrc=s&amp;source=web&amp;cd=&amp;ved=2ahUKEwjthcmC-YeQAxX8U0EAHf9EAKsQFnoECBgQAQ&amp;url=https%3A%2F%2Fwww.grangemedicalcentre.co.uk%2Fpages%2FAppointments&amp;usg=AOvVaw3fu5H49SUJ3WrrldpZX5vg&amp;opi=89978449" text:style-name="Internet_20_link" text:visited-style-name="Visited_20_Internet_20_Link"><text:span text:style-name="T12">Appointments - The Grange, Greenview and Kinsley ...</text:span></text:a></text:h>
      <text:h text:style-name="P37" text:outline-level="3"><text:a xlink:type="simple" xlink:href="https://www.google.com/url?sa=t&amp;rct=j&amp;q=&amp;esrc=s&amp;source=web&amp;cd=&amp;ved=2ahUKEwiekMCX-YeQAxW1WkEAHc3TGDAQFnoECAwQAQ&amp;url=https%3A%2F%2Fwww.amedicalcentre.co.uk%2Fappointments%2F&amp;usg=AOvVaw0aHKzYaofRAZo-vs-tl7Bj&amp;opi=89978449" text:style-name="Internet_20_link" text:visited-style-name="Visited_20_Internet_20_Link"><text:span text:style-name="T12">Appointments - Drs Walling &amp; Nathan - Ashfield Medical Centre</text:span></text:a></text:h>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roma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officeooo:rsid="003bc87e" style:font-size-asian="10.5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 style:font-family-asian="'Times New Roman'"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97373" officeooo:paragraph-rsid="001973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of <text:s/><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21:44.740145000</meta:creation-date>
    <dc:date>2025-10-03T13:16:51.205134300</dc:date>
    <meta:editing-duration>PT1H14M45S</meta:editing-duration>
    <meta:editing-cycles>7</meta:editing-cycles>
    <meta:generator>LibreOffice/25.2.3.2$Windows_X86_64 LibreOffice_project/bbb074479178df812d175f709636b368952c2ce3</meta:generator>
    <meta:document-statistic meta:table-count="4" meta:image-count="0" meta:object-count="0" meta:page-count="8" meta:paragraph-count="141" meta:word-count="1170" meta:character-count="6938" meta:non-whitespace-character-count="5903"/>
  </office:meta>
</office:document-meta>
</file>